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0A0000000AEA49D8F4.png"/>
  <manifest:file-entry manifest:media-type="image/png" manifest:full-path="Pictures/100002010000001000000010CD63B30F.png"/>
  <manifest:file-entry manifest:media-type="image/png" manifest:full-path="Pictures/10000201000000100000001086C4267E.png"/>
  <manifest:file-entry manifest:media-type="image/png" manifest:full-path="Pictures/100002010000000E00000011A9C9B888.png"/>
  <manifest:file-entry manifest:media-type="image/png" manifest:full-path="Pictures/1000020100000010000000109A53D4C7.png"/>
  <manifest:file-entry manifest:media-type="image/png" manifest:full-path="Pictures/10000201000000100000001060500E09.png"/>
  <manifest:file-entry manifest:media-type="image/png" manifest:full-path="Pictures/100002010000000A0000000B9C5A7A2F.png"/>
  <manifest:file-entry manifest:media-type="image/png" manifest:full-path="Pictures/1000020100000010000000107B82139F.png"/>
  <manifest:file-entry manifest:media-type="image/png" manifest:full-path="Pictures/100002010000001000000010CD8AA1C4.png"/>
  <manifest:file-entry manifest:media-type="image/png" manifest:full-path="Pictures/10000201000000090000000B0CA0C50D.png"/>
  <manifest:file-entry manifest:media-type="image/png" manifest:full-path="Pictures/100000000000001000000010233592F7.png"/>
  <manifest:file-entry manifest:media-type="image/png" manifest:full-path="Pictures/100002010000001000000010823C920D.png"/>
  <manifest:file-entry manifest:media-type="image/png" manifest:full-path="Pictures/100002010000000A0000000BD4C0E90E.png"/>
  <manifest:file-entry manifest:media-type="image/png" manifest:full-path="Pictures/100002010000000A0000000B88325D0F.png"/>
  <manifest:file-entry manifest:media-type="image/png" manifest:full-path="Pictures/1000000000000046000000686F862D54.png"/>
  <manifest:file-entry manifest:media-type="image/png" manifest:full-path="Pictures/1000020100000010000000103BDD9989.png"/>
  <manifest:file-entry manifest:media-type="image/png" manifest:full-path="Pictures/1000020100000010000000101CF894A8.png"/>
  <manifest:file-entry manifest:media-type="image/png" manifest:full-path="Pictures/100002010000000B0000000CD9E0F893.png"/>
  <manifest:file-entry manifest:media-type="image/png" manifest:full-path="Pictures/1000020100000010000000109169E14B.png"/>
  <manifest:file-entry manifest:media-type="image/png" manifest:full-path="Pictures/100002010000001000000010FD6F6339.png"/>
  <manifest:file-entry manifest:media-type="image/png" manifest:full-path="Pictures/100002010000001000000010C0BB0DDC.png"/>
  <manifest:file-entry manifest:media-type="image/png" manifest:full-path="Pictures/1000020100000010000000104A408CBA.png"/>
  <manifest:file-entry manifest:media-type="image/png" manifest:full-path="Pictures/10000201000000100000001047BBED39.png"/>
  <manifest:file-entry manifest:media-type="image/png" manifest:full-path="Pictures/10000201000000180000001884D88121.png"/>
  <manifest:file-entry manifest:media-type="image/gif" manifest:full-path="Pictures/10000000000001E0000001222732633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8cm, 0cm, 0cm, 0.21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cm, 0cm, 0.161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019cm, 0.161cm)" draw:image-opacity="100%" style:mirror="none"/>
    </style:style>
    <style:style style:name="gr5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opacity="0%" draw:textarea-horizontal-align="center" draw:textarea-vertical-align="middle" draw:shadow-opacity="0%" draw:color-mode="standard" draw:luminance="0%" draw:contrast="0%" draw:gamma="100%" draw:red="0%" draw:green="0%" draw:blue="0%" fo:clip="rect(0.101cm, 0cm, 0.019cm, 0.139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1cm, 0cm, 0cm, 0.16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9cm, 0cm, 0.019cm, 0.1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cm, 0cm, 0.019cm, 0.16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239cm, 4.941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239cm, 4.941cm, 0.6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0.348cm" svg:height="0.378cm" svg:x="10.152cm" svg:y="12.5cm">
          <draw:image xlink:href="Pictures/100002010000001000000010FD6F6339.png" xlink:type="simple" xlink:show="embed" xlink:actuate="onLoad">
            <text:p/>
          </draw:image>
        </draw:frame>
        <draw:g>
          <draw:frame draw:style-name="gr2" draw:text-style-name="P1" draw:layer="layout" svg:width="0.563cm" svg:height="0.563cm" svg:x="6.5cm" svg:y="11.929cm">
            <draw:image xlink:href="Pictures/10000201000000100000001060500E09.png" xlink:type="simple" xlink:show="embed" xlink:actuate="onLoad">
              <text:p/>
            </draw:image>
          </draw:frame>
          <draw:frame draw:style-name="gr1" draw:text-style-name="P1" draw:layer="layout" svg:width="0.348cm" svg:height="0.378cm" svg:x="6.72cm" svg:y="12.122cm">
            <draw:image xlink:href="Pictures/100002010000001000000010FD6F6339.png" xlink:type="simple" xlink:show="embed" xlink:actuate="onLoad">
              <text:p/>
            </draw:image>
          </draw:frame>
        </draw:g>
        <draw:frame draw:style-name="gr2" draw:text-style-name="P1" draw:layer="layout" svg:width="0.563cm" svg:height="0.563cm" svg:x="8cm" svg:y="13.437cm">
          <draw:image xlink:href="Pictures/10000201000000100000001060500E09.png" xlink:type="simple" xlink:show="embed" xlink:actuate="onLoad">
            <text:p/>
          </draw:image>
        </draw:frame>
        <draw:g>
          <draw:frame draw:style-name="gr2" draw:text-style-name="P1" draw:layer="layout" svg:width="0.563cm" svg:height="0.563cm" svg:x="7.5cm" svg:y="11.92cm">
            <draw:image xlink:href="Pictures/10000201000000100000001060500E09.png" xlink:type="simple" xlink:show="embed" xlink:actuate="onLoad">
              <text:p/>
            </draw:image>
          </draw:frame>
          <draw:frame draw:style-name="gr3" draw:text-style-name="P1" draw:layer="layout" svg:width="0.258cm" svg:height="0.299cm" svg:x="7.806cm" svg:y="12.201cm">
            <draw:image xlink:href="Pictures/1000020100000010000000107B82139F.png" xlink:type="simple" xlink:show="embed" xlink:actuate="onLoad">
              <text:p/>
            </draw:image>
          </draw:frame>
        </draw:g>
        <draw:frame draw:style-name="gr2" draw:text-style-name="P1" draw:layer="layout" svg:width="0.563cm" svg:height="0.563cm" svg:x="9cm" svg:y="11.937cm">
          <draw:image xlink:href="Pictures/100002010000001000000010C0BB0DDC.png" xlink:type="simple" xlink:show="embed" xlink:actuate="onLoad">
            <text:p/>
          </draw:image>
        </draw:frame>
        <draw:frame draw:style-name="gr2" draw:text-style-name="P1" draw:layer="layout" svg:width="0.47cm" svg:height="0.4cm" svg:x="9.5cm" svg:y="13.5cm">
          <draw:image xlink:href="Pictures/10000201000000180000001884D88121.png" xlink:type="simple" xlink:show="embed" xlink:actuate="onLoad">
            <text:p/>
          </draw:image>
        </draw:frame>
        <draw:frame draw:style-name="gr1" draw:text-style-name="P1" draw:layer="layout" svg:width="0.15cm" svg:height="0.18cm" svg:x="9.823cm" svg:y="13.736cm">
          <draw:image xlink:href="Pictures/100002010000001000000010FD6F6339.png" xlink:type="simple" xlink:show="embed" xlink:actuate="onLoad">
            <text:p/>
          </draw:image>
        </draw:frame>
        <draw:g>
          <draw:frame draw:style-name="gr2" draw:text-style-name="P1" draw:layer="layout" svg:width="0.5cm" svg:height="0.5cm" svg:x="11cm" svg:y="11.5cm">
            <draw:image xlink:href="Pictures/10000201000000180000001884D88121.png" xlink:type="simple" xlink:show="embed" xlink:actuate="onLoad">
              <text:p/>
            </draw:image>
          </draw:frame>
          <draw:frame draw:style-name="gr1" draw:text-style-name="P1" draw:layer="layout" svg:width="0.348cm" svg:height="0.378cm" svg:x="11.152cm" svg:y="11.622cm">
            <draw:image xlink:href="Pictures/100002010000001000000010FD6F6339.png" xlink:type="simple" xlink:show="embed" xlink:actuate="onLoad">
              <text:p/>
            </draw:image>
          </draw:frame>
        </draw:g>
        <draw:g>
          <draw:frame draw:style-name="gr2" draw:text-style-name="P1" draw:layer="layout" svg:width="0.4cm" svg:height="0.35cm" svg:x="12.048cm" svg:y="13.075cm">
            <draw:image xlink:href="Pictures/10000201000000180000001884D88121.png" xlink:type="simple" xlink:show="embed" xlink:actuate="onLoad">
              <text:p/>
            </draw:image>
          </draw:frame>
          <draw:frame draw:style-name="gr1" draw:text-style-name="P1" draw:layer="layout" svg:width="0.25cm" svg:height="0.25cm" svg:x="12.25cm" svg:y="13.25cm">
            <draw:image xlink:href="Pictures/100002010000001000000010FD6F6339.png" xlink:type="simple" xlink:show="embed" xlink:actuate="onLoad">
              <text:p/>
            </draw:image>
          </draw:frame>
        </draw:g>
        <draw:frame draw:style-name="gr4" draw:text-style-name="P1" draw:layer="layout" svg:width="0.258cm" svg:height="0.258cm" svg:x="8.26cm" svg:y="14.682cm">
          <draw:image xlink:href="Pictures/100002010000001000000010FD6F6339.png" xlink:type="simple" xlink:show="embed" xlink:actuate="onLoad">
            <text:p/>
          </draw:image>
        </draw:frame>
        <draw:frame draw:style-name="gr1" draw:text-style-name="P1" draw:layer="layout" svg:width="0.215cm" svg:height="0.236cm" svg:x="5.705cm" svg:y="15.184cm">
          <draw:image xlink:href="Pictures/100002010000001000000010FD6F6339.png" xlink:type="simple" xlink:show="embed" xlink:actuate="onLoad">
            <text:p/>
          </draw:image>
        </draw:frame>
        <draw:frame draw:style-name="gr2" draw:text-style-name="P1" draw:layer="layout" svg:width="0.422cm" svg:height="0.422cm" svg:x="8.5cm" svg:y="12.078cm">
          <draw:image xlink:href="Pictures/100002010000001000000010FD6F6339.png" xlink:type="simple" xlink:show="embed" xlink:actuate="onLoad">
            <text:p/>
          </draw:image>
        </draw:frame>
        <draw:frame draw:style-name="gr1" draw:text-style-name="P1" draw:layer="layout" svg:width="0.215cm" svg:height="0.236cm" svg:x="6.785cm" svg:y="13.184cm">
          <draw:image xlink:href="Pictures/100002010000001000000010FD6F6339.png" xlink:type="simple" xlink:show="embed" xlink:actuate="onLoad">
            <text:p/>
          </draw:image>
        </draw:frame>
        <draw:g>
          <draw:frame draw:style-name="gr2" draw:text-style-name="P1" draw:layer="layout" svg:width="0.387cm" svg:height="0.378cm" svg:x="7.113cm" svg:y="14.5cm">
            <draw:image xlink:href="Pictures/10000201000000180000001884D88121.png" xlink:type="simple" xlink:show="embed" xlink:actuate="onLoad">
              <text:p/>
            </draw:image>
          </draw:frame>
          <draw:frame draw:style-name="gr4" draw:text-style-name="P1" draw:layer="layout" svg:width="0.258cm" svg:height="0.258cm" svg:x="7.282cm" svg:y="14.687cm">
            <draw:image xlink:href="Pictures/1000020100000010000000107B82139F.png" xlink:type="simple" xlink:show="embed" xlink:actuate="onLoad">
              <text:p/>
            </draw:image>
          </draw:frame>
        </draw:g>
        <draw:g>
          <draw:frame draw:style-name="gr5" draw:text-style-name="P1" draw:layer="layout" svg:width="0.387cm" svg:height="0.378cm" svg:x="6.5cm" svg:y="14.5cm">
            <draw:image xlink:href="Pictures/10000201000000180000001884D88121.png" xlink:type="simple" xlink:show="embed" xlink:actuate="onLoad">
              <text:p/>
            </draw:image>
          </draw:frame>
          <draw:frame draw:style-name="gr6" draw:text-style-name="P1" draw:layer="layout" svg:width="0.279cm" svg:height="0.299cm" svg:x="6.64cm" svg:y="14.618cm">
            <draw:image xlink:href="Pictures/1000020100000010000000109A53D4C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0.387cm" svg:height="0.378cm" svg:x="9cm" svg:y="14.5cm">
            <draw:image xlink:href="Pictures/10000201000000180000001884D88121.png" xlink:type="simple" xlink:show="embed" xlink:actuate="onLoad">
              <text:p/>
            </draw:image>
          </draw:frame>
          <draw:frame draw:style-name="gr7" draw:text-style-name="P1" draw:layer="layout" svg:width="0.258cm" svg:height="0.258cm" svg:x="9.163cm" svg:y="14.653cm">
            <draw:image xlink:href="Pictures/10000201000000100000001047BBED39.png" xlink:type="simple" xlink:show="embed" xlink:actuate="onLoad">
              <text:p/>
            </draw:image>
          </draw:frame>
        </draw:g>
        <draw:frame draw:style-name="gr2" draw:text-style-name="P1" draw:layer="layout" svg:width="0.422cm" svg:height="0.422cm" svg:x="10.578cm" svg:y="14.5cm">
          <draw:image xlink:href="Pictures/1000020100000010000000104A408CBA.png" xlink:type="simple" xlink:show="embed" xlink:actuate="onLoad">
            <text:p/>
          </draw:image>
        </draw:frame>
        <draw:g>
          <draw:frame draw:style-name="gr2" draw:text-style-name="P1" draw:layer="layout" svg:width="0.387cm" svg:height="0.378cm" svg:x="6.085cm" svg:y="15cm">
            <draw:image xlink:href="Pictures/10000201000000180000001884D88121.png" xlink:type="simple" xlink:show="embed" xlink:actuate="onLoad">
              <text:p/>
            </draw:image>
          </draw:frame>
          <draw:frame draw:style-name="gr4" draw:text-style-name="P1" draw:layer="layout" svg:width="0.258cm" svg:height="0.258cm" svg:x="6.242cm" svg:y="15.15cm">
            <draw:image xlink:href="Pictures/100002010000001000000010FD6F6339.png" xlink:type="simple" xlink:show="embed" xlink:actuate="onLoad">
              <text:p/>
            </draw:image>
          </draw:frame>
        </draw:g>
        <draw:g>
          <draw:frame draw:style-name="gr2" draw:text-style-name="P1" draw:layer="layout" svg:width="0.387cm" svg:height="0.378cm" svg:x="7.113cm" svg:y="15.122cm">
            <draw:image xlink:href="Pictures/10000201000000180000001884D88121.png" xlink:type="simple" xlink:show="embed" xlink:actuate="onLoad">
              <text:p/>
            </draw:image>
          </draw:frame>
          <draw:frame draw:style-name="gr4" draw:text-style-name="P1" draw:layer="layout" svg:width="0.258cm" svg:height="0.258cm" svg:x="7.272cm" svg:y="15.272cm">
            <draw:image xlink:href="Pictures/1000020100000010000000109169E14B.png" xlink:type="simple" xlink:show="embed" xlink:actuate="onLoad">
              <text:p/>
            </draw:image>
          </draw:frame>
        </draw:g>
        <draw:g>
          <draw:frame draw:style-name="gr2" draw:text-style-name="P1" draw:layer="layout" svg:width="0.387cm" svg:height="0.378cm" svg:x="8.5cm" svg:y="15.122cm">
            <draw:image xlink:href="Pictures/10000201000000180000001884D88121.png" xlink:type="simple" xlink:show="embed" xlink:actuate="onLoad">
              <text:p/>
            </draw:image>
          </draw:frame>
          <draw:frame draw:style-name="gr8" draw:text-style-name="P1" draw:layer="layout" svg:width="0.239cm" svg:height="0.258cm" svg:x="8.681cm" svg:y="15.272cm">
            <draw:image xlink:href="Pictures/10000201000000100000001086C4267E.png" xlink:type="simple" xlink:show="embed" xlink:actuate="onLoad">
              <text:p/>
            </draw:image>
          </draw:frame>
        </draw:g>
        <draw:frame draw:style-name="gr4" draw:text-style-name="P1" draw:layer="layout" svg:width="0.39cm" svg:height="0.39cm" svg:x="5.11cm" svg:y="15.61cm">
          <draw:image xlink:href="Pictures/1000020100000010000000109169E14B.png" xlink:type="simple" xlink:show="embed" xlink:actuate="onLoad">
            <text:p/>
          </draw:image>
        </draw:frame>
        <draw:frame draw:style-name="gr9" draw:text-style-name="P1" draw:layer="layout" svg:width="0.39cm" svg:height="0.39cm" svg:x="5cm" svg:y="15.11cm">
          <draw:image xlink:href="Pictures/1000020100000010000000103BDD9989.png" xlink:type="simple" xlink:show="embed" xlink:actuate="onLoad">
            <text:p/>
          </draw:image>
        </draw:frame>
        <draw:frame draw:style-name="gr1" draw:text-style-name="P1" draw:layer="layout" svg:width="0.39cm" svg:height="0.39cm" svg:x="5.5cm" svg:y="14.11cm">
          <draw:image xlink:href="Pictures/100002010000001000000010FD6F6339.png" xlink:type="simple" xlink:show="embed" xlink:actuate="onLoad">
            <text:p/>
          </draw:image>
        </draw:frame>
        <draw:frame draw:style-name="gr1" draw:text-style-name="P1" draw:layer="layout" svg:width="0.39cm" svg:height="0.39cm" draw:transform="rotate (1.5707963267946) translate (5.02cm 15.01cm)">
          <draw:image xlink:href="Pictures/100002010000001000000010FD6F6339.png" xlink:type="simple" xlink:show="embed" xlink:actuate="onLoad">
            <text:p/>
          </draw:image>
        </draw:frame>
        <draw:frame draw:style-name="gr2" draw:text-style-name="P1" draw:layer="layout" svg:width="0.387cm" svg:height="0.378cm" svg:x="9.08cm" svg:y="15.092cm">
          <draw:image xlink:href="Pictures/10000201000000180000001884D88121.png" xlink:type="simple" xlink:show="embed" xlink:actuate="onLoad">
            <text:p/>
          </draw:image>
        </draw:frame>
        <draw:frame draw:style-name="gr8" draw:text-style-name="P1" draw:layer="layout" svg:width="0.39cm" svg:height="0.39cm" svg:x="7.5cm" svg:y="15.742cm">
          <draw:image xlink:href="Pictures/10000201000000100000001086C4267E.png" xlink:type="simple" xlink:show="embed" xlink:actuate="onLoad">
            <text:p/>
          </draw:image>
        </draw:frame>
        <draw:frame draw:style-name="gr2" draw:text-style-name="P1" draw:layer="layout" svg:width="0.387cm" svg:height="0.378cm" svg:x="7.573cm" svg:y="14.5cm">
          <draw:image xlink:href="Pictures/10000201000000180000001884D88121.png" xlink:type="simple" xlink:show="embed" xlink:actuate="onLoad">
            <text:p/>
          </draw:image>
        </draw:frame>
        <draw:frame draw:style-name="gr4" draw:text-style-name="P1" draw:layer="layout" svg:width="0.39cm" svg:height="0.39cm" svg:x="7cm" svg:y="15.742cm">
          <draw:image xlink:href="Pictures/1000020100000010000000107B82139F.png" xlink:type="simple" xlink:show="embed" xlink:actuate="onLoad">
            <text:p/>
          </draw:image>
        </draw:frame>
        <draw:frame draw:style-name="gr2" draw:text-style-name="P1" draw:layer="layout" svg:width="0.387cm" svg:height="0.378cm" svg:x="8cm" svg:y="15.089cm">
          <draw:image xlink:href="Pictures/10000201000000180000001884D88121.png" xlink:type="simple" xlink:show="embed" xlink:actuate="onLoad">
            <text:p/>
          </draw:image>
        </draw:frame>
        <draw:frame draw:style-name="gr7" draw:text-style-name="P1" draw:layer="layout" svg:width="0.39cm" svg:height="0.39cm" svg:x="8cm" svg:y="15.742cm">
          <draw:image xlink:href="Pictures/10000201000000100000001047BBED39.png" xlink:type="simple" xlink:show="embed" xlink:actuate="onLoad">
            <text:p/>
          </draw:image>
        </draw:frame>
        <draw:frame draw:style-name="gr5" draw:text-style-name="P1" draw:layer="layout" svg:width="0.387cm" svg:height="0.378cm" svg:x="6.581cm" svg:y="14.083cm">
          <draw:image xlink:href="Pictures/10000201000000180000001884D88121.png" xlink:type="simple" xlink:show="embed" xlink:actuate="onLoad">
            <text:p/>
          </draw:image>
        </draw:frame>
        <draw:frame draw:style-name="gr6" draw:text-style-name="P1" draw:layer="layout" svg:width="0.39cm" svg:height="0.39cm" svg:x="5.5cm" svg:y="16cm">
          <draw:image xlink:href="Pictures/1000020100000010000000109A53D4C7.png" xlink:type="simple" xlink:show="embed" xlink:actuate="onLoad">
            <text:p/>
          </draw:image>
        </draw:frame>
        <draw:frame draw:style-name="gr2" draw:text-style-name="P1" draw:layer="layout" svg:width="0.6cm" svg:height="0.6cm" svg:x="3cm" svg:y="13.9cm">
          <draw:image xlink:href="Pictures/100002010000000B0000000CD9E0F893.png" xlink:type="simple" xlink:show="embed" xlink:actuate="onLoad">
            <text:p/>
          </draw:image>
        </draw:frame>
        <draw:frame draw:style-name="gr2" draw:text-style-name="P1" draw:layer="layout" svg:width="0.42cm" svg:height="0.42cm" svg:x="3.08cm" svg:y="14.58cm">
          <draw:image xlink:href="Pictures/100002010000000A0000000BD4C0E90E.png" xlink:type="simple" xlink:show="embed" xlink:actuate="onLoad">
            <text:p/>
          </draw:image>
        </draw:frame>
        <draw:frame draw:style-name="gr2" draw:text-style-name="P1" draw:layer="layout" svg:width="0.42cm" svg:height="0.42cm" svg:x="4.11cm" svg:y="14.111cm">
          <draw:image xlink:href="Pictures/10000201000000090000000B0CA0C50D.png" xlink:type="simple" xlink:show="embed" xlink:actuate="onLoad">
            <text:p/>
          </draw:image>
        </draw:frame>
        <draw:frame draw:style-name="gr2" draw:text-style-name="P1" draw:layer="layout" svg:width="0.42cm" svg:height="0.42cm" svg:x="3.611cm" svg:y="15.111cm">
          <draw:image xlink:href="Pictures/100002010000000A0000000B88325D0F.png" xlink:type="simple" xlink:show="embed" xlink:actuate="onLoad">
            <text:p/>
          </draw:image>
        </draw:frame>
        <draw:frame draw:style-name="gr2" draw:text-style-name="P1" draw:layer="layout" svg:width="0.5cm" svg:height="0.42cm" svg:x="4cm" svg:y="15.08cm">
          <draw:image xlink:href="Pictures/100002010000000A0000000B9C5A7A2F.png" xlink:type="simple" xlink:show="embed" xlink:actuate="onLoad">
            <text:p/>
          </draw:image>
        </draw:frame>
        <draw:frame draw:style-name="gr2" draw:text-style-name="P1" draw:layer="layout" svg:width="0.42cm" svg:height="0.42cm" svg:x="4.111cm" svg:y="14.611cm">
          <draw:image xlink:href="Pictures/100002010000000A0000000AEA49D8F4.png" xlink:type="simple" xlink:show="embed" xlink:actuate="onLoad">
            <text:p/>
          </draw:image>
        </draw:frame>
        <draw:frame draw:style-name="gr10" draw:text-style-name="P1" draw:layer="layout" svg:width="0.5cm" svg:height="0.5cm" svg:x="4.5cm" svg:y="13cm">
          <draw:image xlink:href="Pictures/10000000000001E00000012227326335.gif" xlink:type="simple" xlink:show="embed" xlink:actuate="onLoad">
            <text:p/>
          </draw:image>
        </draw:frame>
        <draw:frame draw:style-name="gr2" draw:text-style-name="P1" draw:layer="layout" svg:width="0.387cm" svg:height="0.378cm" svg:x="1.113cm" svg:y="12.122cm">
          <draw:image xlink:href="Pictures/10000201000000180000001884D88121.png" xlink:type="simple" xlink:show="embed" xlink:actuate="onLoad">
            <text:p/>
          </draw:image>
        </draw:frame>
        <draw:frame draw:style-name="gr11" draw:text-style-name="P1" draw:layer="layout" svg:width="0.359cm" svg:height="0.5cm" svg:x="1.641cm" svg:y="14cm">
          <draw:image xlink:href="Pictures/10000000000001E00000012227326335.gif" xlink:type="simple" xlink:show="embed" xlink:actuate="onLoad">
            <text:p/>
          </draw:image>
        </draw:frame>
        <draw:frame draw:style-name="gr2" draw:text-style-name="P1" draw:layer="layout" svg:width="0.42cm" svg:height="0.42cm" svg:x="2.08cm" svg:y="12.08cm">
          <draw:image xlink:href="Pictures/1000000000000046000000686F862D54.png" xlink:type="simple" xlink:show="embed" xlink:actuate="onLoad">
            <text:p/>
          </draw:image>
        </draw:frame>
        <draw:frame draw:style-name="gr2" draw:text-style-name="P1" draw:layer="layout" svg:width="0.653cm" svg:height="0.649cm" svg:x="1.347cm" svg:y="15cm">
          <draw:image xlink:href="Pictures/100002010000000E00000011A9C9B888.png" xlink:type="simple" xlink:show="embed" xlink:actuate="onLoad">
            <text:p/>
          </draw:image>
        </draw:frame>
        <draw:frame draw:style-name="gr2" draw:text-style-name="P1" draw:layer="layout" svg:width="0.387cm" svg:height="0.378cm" svg:x="6cm" svg:y="15.622cm">
          <draw:image xlink:href="Pictures/10000201000000180000001884D88121.png" xlink:type="simple" xlink:show="embed" xlink:actuate="onLoad">
            <text:p/>
          </draw:image>
        </draw:frame>
        <draw:g>
          <draw:frame draw:style-name="gr2" draw:text-style-name="P1" draw:layer="layout" svg:width="0.422cm" svg:height="0.422cm" svg:x="9.5cm" svg:y="16.078cm">
            <draw:image xlink:href="Pictures/100002010000001000000010CD63B30F.png" xlink:type="simple" xlink:show="embed" xlink:actuate="onLoad">
              <text:p/>
            </draw:image>
          </draw:frame>
          <draw:frame draw:style-name="gr2" draw:text-style-name="P1" draw:layer="layout" svg:width="0.22cm" svg:height="0.22cm" svg:x="9.721cm" svg:y="16.28cm">
            <draw:image xlink:href="Pictures/100002010000000E00000011A9C9B888.png" xlink:type="simple" xlink:show="embed" xlink:actuate="onLoad">
              <text:p/>
            </draw:image>
          </draw:frame>
        </draw:g>
        <draw:g>
          <draw:frame draw:style-name="gr2" draw:text-style-name="P1" draw:layer="layout" svg:width="0.37cm" svg:height="0.37cm" svg:x="2.13cm" svg:y="16.5cm">
            <draw:image xlink:href="Pictures/10000201000000180000001884D88121.png" xlink:type="simple" xlink:show="embed" xlink:actuate="onLoad">
              <text:p/>
            </draw:image>
          </draw:frame>
          <draw:frame draw:style-name="gr2" draw:text-style-name="P1" draw:layer="layout" svg:width="0.387cm" svg:height="0.378cm" svg:x="3cm" svg:y="15.08cm">
            <draw:image xlink:href="Pictures/10000201000000180000001884D88121.png" xlink:type="simple" xlink:show="embed" xlink:actuate="onLoad">
              <text:p/>
            </draw:image>
          </draw:frame>
          <draw:frame draw:style-name="gr2" draw:text-style-name="P1" draw:layer="layout" svg:width="0.22cm" svg:height="0.22cm" svg:x="3.78cm" svg:y="15.78cm">
            <draw:image xlink:href="Pictures/100002010000000E00000011A9C9B888.png" xlink:type="simple" xlink:show="embed" xlink:actuate="onLoad">
              <text:p/>
            </draw:image>
          </draw:frame>
          <draw:frame draw:style-name="gr2" draw:text-style-name="P1" draw:layer="layout" svg:width="0.387cm" svg:height="0.378cm" svg:x="2.5cm" svg:y="15.622cm">
            <draw:image xlink:href="Pictures/10000201000000180000001884D88121.png" xlink:type="simple" xlink:show="embed" xlink:actuate="onLoad">
              <text:p/>
            </draw:image>
          </draw:frame>
          <draw:g>
            <draw:frame draw:style-name="gr2" draw:text-style-name="P1" draw:layer="layout" svg:width="0.37cm" svg:height="0.37cm" svg:x="2.12cm" svg:y="17cm">
              <draw:image xlink:href="Pictures/10000201000000180000001884D88121.png" xlink:type="simple" xlink:show="embed" xlink:actuate="onLoad">
                <text:p/>
              </draw:image>
            </draw:frame>
            <draw:frame draw:style-name="gr2" draw:text-style-name="P1" draw:layer="layout" svg:width="0.22cm" svg:height="0.22cm" svg:x="2.288cm" svg:y="17.176cm">
              <draw:image xlink:href="Pictures/1000020100000010000000101CF894A8.png" xlink:type="simple" xlink:show="embed" xlink:actuate="onLoad">
                <text:p/>
              </draw:image>
            </draw:frame>
          </draw:g>
          <draw:frame draw:style-name="gr2" draw:text-style-name="P1" draw:layer="layout" svg:width="0.747cm" svg:height="0.611cm" svg:x="5.753cm" svg:y="17.5cm">
            <draw:image xlink:href="Pictures/100002010000001000000010CD8AA1C4.png" xlink:type="simple" xlink:show="embed" xlink:actuate="onLoad">
              <text:p/>
            </draw:image>
          </draw:frame>
          <draw:frame draw:style-name="gr2" draw:text-style-name="P1" draw:layer="layout" svg:width="0.747cm" svg:height="0.611cm" svg:x="4.753cm" svg:y="16.889cm">
            <draw:image xlink:href="Pictures/100002010000001000000010823C920D.png" xlink:type="simple" xlink:show="embed" xlink:actuate="onLoad">
              <text:p/>
            </draw:image>
          </draw:frame>
          <draw:frame draw:style-name="gr2" draw:text-style-name="P1" draw:layer="layout" svg:width="0.387cm" svg:height="0.378cm" svg:x="2.5cm" svg:y="15.122cm">
            <draw:image xlink:href="Pictures/10000201000000180000001884D88121.png" xlink:type="simple" xlink:show="embed" xlink:actuate="onLoad">
              <text:p/>
            </draw:image>
          </draw:frame>
          <draw:frame draw:style-name="gr2" draw:text-style-name="P1" draw:layer="layout" svg:width="0.747cm" svg:height="0.611cm" svg:x="5.753cm" svg:y="16.5cm">
            <draw:image xlink:href="Pictures/1000020100000010000000101CF894A8.png" xlink:type="simple" xlink:show="embed" xlink:actuate="onLoad">
              <text:p/>
            </draw:image>
          </draw:frame>
          <draw:g>
            <draw:frame draw:style-name="gr2" draw:text-style-name="P1" draw:layer="layout" svg:width="0.422cm" svg:height="0.422cm" svg:x="1.078cm" svg:y="16cm">
              <draw:image xlink:href="Pictures/100002010000001000000010CD63B30F.png" xlink:type="simple" xlink:show="embed" xlink:actuate="onLoad">
                <text:p/>
              </draw:image>
            </draw:frame>
            <draw:frame draw:style-name="gr2" draw:text-style-name="P1" draw:layer="layout" svg:width="0.22cm" svg:height="0.22cm" svg:x="1.295cm" svg:y="16.2cm">
              <draw:image xlink:href="Pictures/100002010000001000000010CD8AA1C4.png" xlink:type="simple" xlink:show="embed" xlink:actuate="onLoad">
                <text:p/>
              </draw:image>
            </draw:frame>
          </draw:g>
          <draw:frame draw:style-name="gr2" draw:text-style-name="P1" draw:layer="layout" svg:width="0.22cm" svg:height="0.22cm" svg:x="3.48cm" svg:y="17.78cm">
            <draw:image xlink:href="Pictures/100002010000001000000010823C920D.png" xlink:type="simple" xlink:show="embed" xlink:actuate="onLoad">
              <text:p/>
            </draw:image>
          </draw:frame>
          <draw:frame draw:style-name="gr2" draw:text-style-name="P1" draw:layer="layout" svg:width="0.422cm" svg:height="0.422cm" svg:x="4.578cm" svg:y="16cm">
            <draw:image xlink:href="Pictures/100002010000001000000010CD63B30F.png" xlink:type="simple" xlink:show="embed" xlink:actuate="onLoad">
              <text:p/>
            </draw:image>
          </draw:frame>
          <draw:frame draw:style-name="gr2" draw:text-style-name="P1" draw:layer="layout" svg:width="0.422cm" svg:height="0.422cm" svg:x="4.578cm" svg:y="15.578cm">
            <draw:image xlink:href="Pictures/100002010000001000000010CD63B30F.png" xlink:type="simple" xlink:show="embed" xlink:actuate="onLoad">
              <text:p/>
            </draw:image>
          </draw:frame>
          <draw:frame draw:style-name="gr2" draw:text-style-name="P1" draw:layer="layout" svg:width="0.422cm" svg:height="0.422cm" svg:x="2.078cm" svg:y="14.578cm">
            <draw:image xlink:href="Pictures/100002010000001000000010CD63B30F.png" xlink:type="simple" xlink:show="embed" xlink:actuate="onLoad">
              <text:p/>
            </draw:image>
          </draw:frame>
          <draw:frame draw:style-name="gr2" draw:text-style-name="P1" draw:layer="layout" svg:width="0.396cm" svg:height="0.394cm" svg:x="2.711cm" svg:y="16.348cm">
            <draw:image xlink:href="Pictures/100000000000001000000010233592F7.png" xlink:type="simple" xlink:show="embed" xlink:actuate="onLoad">
              <text:p/>
            </draw:image>
          </draw:frame>
          <draw:frame draw:style-name="gr2" draw:text-style-name="P1" draw:layer="layout" svg:width="0.22cm" svg:height="0.22cm" svg:x="3.5cm" svg:y="17.5cm">
            <draw:image xlink:href="Pictures/1000020100000010000000101CF894A8.png" xlink:type="simple" xlink:show="embed" xlink:actuate="onLoad">
              <text:p/>
            </draw:image>
          </draw:frame>
          <draw:g>
            <draw:frame draw:style-name="gr2" draw:text-style-name="P1" draw:layer="layout" svg:width="0.37cm" svg:height="0.37cm" svg:x="1.112cm" svg:y="17cm">
              <draw:image xlink:href="Pictures/10000201000000180000001884D88121.png" xlink:type="simple" xlink:show="embed" xlink:actuate="onLoad">
                <text:p/>
              </draw:image>
            </draw:frame>
            <draw:frame draw:style-name="gr2" draw:text-style-name="P1" draw:layer="layout" svg:width="0.22cm" svg:height="0.22cm" svg:x="1.28cm" svg:y="17.176cm">
              <draw:image xlink:href="Pictures/100002010000001000000010823C920D.png" xlink:type="simple" xlink:show="embed" xlink:actuate="onLoad">
                <text:p/>
              </draw:image>
            </draw:frame>
          </draw:g>
          <draw:g>
            <draw:frame draw:style-name="gr2" draw:text-style-name="P1" draw:layer="layout" svg:width="0.37cm" svg:height="0.37cm" svg:x="1.112cm" svg:y="17.604cm">
              <draw:image xlink:href="Pictures/10000201000000180000001884D88121.png" xlink:type="simple" xlink:show="embed" xlink:actuate="onLoad">
                <text:p/>
              </draw:image>
            </draw:frame>
            <draw:frame draw:style-name="gr2" draw:text-style-name="P1" draw:layer="layout" svg:width="0.22cm" svg:height="0.22cm" svg:x="1.28cm" svg:y="17.78cm">
              <draw:image xlink:href="Pictures/100002010000001000000010CD8AA1C4.png" xlink:type="simple" xlink:show="embed" xlink:actuate="onLoad">
                <text:p/>
              </draw:image>
            </draw:frame>
          </draw:g>
          <draw:frame draw:style-name="gr2" draw:text-style-name="P1" draw:layer="layout" svg:width="0.422cm" svg:height="0.422cm" svg:x="0.5cm" svg:y="16cm">
            <draw:image xlink:href="Pictures/100002010000001000000010CD63B30F.png" xlink:type="simple" xlink:show="embed" xlink:actuate="onLoad">
              <text:p/>
            </draw:image>
          </draw:frame>
          <draw:frame draw:style-name="gr2" draw:text-style-name="P1" draw:layer="layout" svg:width="0.22cm" svg:height="0.22cm" svg:x="0.717cm" svg:y="16.2cm">
            <draw:image xlink:href="Pictures/100002010000001000000010CD8AA1C4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alvarez </meta:initial-creator>
    <meta:creation-date>2011-01-25T16:15:16</meta:creation-date>
    <dc:date>2011-02-06T10:21:47</dc:date>
    <dc:creator>falvarez </dc:creator>
    <meta:editing-duration>PT05H43M52S</meta:editing-duration>
    <meta:editing-cycles>64</meta:editing-cycles>
    <meta:generator>BrOffice.org/3.2$Unix OpenOffice.org_project/320m19$Build-9505</meta:generator>
    <meta:document-statistic meta:object-count="96"/>
  </office:meta>
</office:document-meta>
</file>